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1]^2" office:value-type="float" office:value="0.000625" calcext:value-type="float">
            <text:p>0.0006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[.B1]^4/12" office:value-type="float" office:value="0.0000000325520833333333" calcext:value-type="float">
            <text:p>3.25520833333333E-0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70*SQRT([.B3]/[.B2])" office:value-type="float" office:value="0.505181485540923" calcext:value-type="float">
            <text:p>0.5051814855</text:p>
          </table:table-cell>
        </table:table-row>
        <table:table-row table:style-name="ro1">
          <table:table-cell office:value-type="string" calcext:value-type="string">
            <text:p>“i”</text:p>
          </table:table-cell>
          <table:table-cell table:formula="of:=SQRT([.B3]/([.B2]*[.B4]))" office:value-type="float" office:value="0.0101537314498312" calcext:value-type="float">
            <text:p>0.01015373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1:29:42.288524782</meta:creation-date>
    <dc:date>2014-10-25T11:48:42.606365127</dc:date>
    <meta:editing-duration>PT3M50S</meta:editing-duration>
    <meta:editing-cycles>1</meta:editing-cycles>
    <meta:document-statistic meta:table-count="1" meta:cell-count="10" meta:object-count="0"/>
    <meta:generator>LibreOffice/4.2.6.3$Linux_X86_64 LibreOffice_project/420m0$Build-3</meta:generator>
  </office:meta>
</office:document-meta>
</file>